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7dbf8" officeooo:paragraph-rsid="0017dbf8"/>
    </style:style>
    <style:style style:name="P2" style:family="paragraph" style:parent-style-name="Standard">
      <style:text-properties style:font-name="Liberation Serif" fo:font-size="12pt" fo:font-weight="normal" officeooo:rsid="0017dbf8" officeooo:paragraph-rsid="0017dbf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17dbf8" officeooo:paragraph-rsid="0017dbf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8720a" officeooo:paragraph-rsid="0018720a" style:font-size-asian="12pt" style:font-size-complex="12pt"/>
    </style:style>
    <style:style style:name="P5" style:family="paragraph" style:parent-style-name="Heading_20_1">
      <style:paragraph-properties fo:text-align="center" style:justify-single-word="false"/>
      <style:text-properties style:font-name="Liberation Serif" fo:font-size="12pt" fo:font-weight="normal" officeooo:rsid="0017dbf8" officeooo:paragraph-rsid="0017dbf8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UZET Matthieu<text:tab/><text:tab/><text:tab/><text:tab/><text:tab/><text:tab/><text:tab/><text:tab/><text:tab/><text:tab/>RICM 4</text:p>
      <text:p text:style-name="P1">MATHIEU Tanguy</text:p>
      <text:p text:style-name="P1"/>
      <text:p text:style-name="P2"/>
      <text:h text:style-name="P5" text:outline-level="1"><text:bookmark text:name="firstHeading"/>Fiche suivi projet</text:h>
      <text:h text:style-name="P5" text:outline-level="1">Dashboard pour gestionnaire de tâches et de ressources</text:h>
      <text:p text:style-name="P3"/>
      <text:p text:style-name="P3"/>
      <text:p text:style-name="P4">12/01 :<text:tab/><text:tab/>Lecture et compréhension du su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28:18.739756597</meta:creation-date>
    <dc:date>2016-01-12T14:33:38.231859222</dc:date>
    <meta:editing-duration>PT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4" meta:character-count="160" meta:non-whitespace-character-count="131"/>
  </office:meta>
</office:document-meta>
</file>